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99A0A4DA7EB6FA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cf756"/>
    </style:style>
    <style:style style:name="P3" style:family="paragraph" style:parent-style-name="Standard">
      <style:text-properties officeooo:paragraph-rsid="0012d786"/>
    </style:style>
    <style:style style:name="P4" style:family="paragraph" style:parent-style-name="Standard">
      <style:text-properties fo:font-weight="normal" style:font-weight-asian="normal" style:font-weight-complex="normal"/>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0cf756" style:font-weight-asian="bold" style:font-weight-complex="bold"/>
    </style:style>
    <style:style style:name="T3" style:family="text">
      <style:text-properties fo:font-weight="bold" officeooo:rsid="001059c7" style:font-weight-asian="bold" style:font-weight-complex="bold"/>
    </style:style>
    <style:style style:name="T4" style:family="text">
      <style:text-properties officeooo:rsid="001056d3"/>
    </style:style>
    <style:style style:name="T5" style:family="text">
      <style:text-properties officeooo:rsid="001059c7"/>
    </style:style>
    <style:style style:name="T6" style:family="text">
      <style:text-properties officeooo:rsid="0011c54a"/>
    </style:style>
    <style:style style:name="T7" style:family="text">
      <style:text-properties officeooo:rsid="0015eb9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Изображение1" text:anchor-type="paragraph" svg:width="1.127cm" svg:height="1.127cm" draw:z-index="0"><draw:image xlink:href="Pictures/10000201000000200000002099A0A4DA7EB6FA76.png" xlink:type="simple" xlink:show="embed" xlink:actuate="onLoad" loext:mime-type="image/png"/></draw:frame></text:p>
      <text:p text:style-name="Text_20_body"/>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5"><text:a xlink:type="simple" xlink:href="#__RefHeading___Toc16512_2430043454" text:style-name="Index_20_Link" text:visited-style-name="Index_20_Link">Preparation of the example.<text:tab/>1</text:a></text:p>
          <text:p text:style-name="P5"><text:a xlink:type="simple" xlink:href="#__RefHeading___Toc16514_2430043454" text:style-name="Index_20_Link" text:visited-style-name="Index_20_Link">Deploy server.<text:tab/>2</text:a></text:p>
          <text:p text:style-name="P5"><text:a xlink:type="simple" xlink:href="#__RefHeading___Toc16516_2430043454" text:style-name="Index_20_Link" text:visited-style-name="Index_20_Link">Deploy the client.<text:tab/>2</text:a></text:p>
          <text:p text:style-name="P5"><text:a xlink:type="simple" xlink:href="#__RefHeading___Toc16518_2430043454" text:style-name="Index_20_Link" text:visited-style-name="Index_20_Link">Run an example.<text:tab/>2</text:a></text:p>
          <text:p text:style-name="P5"><text:a xlink:type="simple" xlink:href="#__RefHeading___Toc16520_2430043454" text:style-name="Index_20_Link" text:visited-style-name="Index_20_Link">Parsing an example.<text:tab/>2</text:a></text:p>
          <text:p text:style-name="P5"><text:a xlink:type="simple" xlink:href="#__RefHeading___Toc16522_2430043454" text:style-name="Index_20_Link" text:visited-style-name="Index_20_Link">Server.<text:tab/>2</text:a></text:p>
          <text:p text:style-name="P5"><text:a xlink:type="simple" xlink:href="#__RefHeading___Toc1004_3640565774" text:style-name="Index_20_Link" text:visited-style-name="Index_20_Link">Client.<text:tab/>4</text:a></text:p>
        </text:index-body>
      </text:table-of-content>
      <text:p text:style-name="Text_20_body"/>
      <text:p text:style-name="Title">An example of a client server.</text:p>
      <text:p text:style-name="Standard">An example I will try to use to get acquainted with the work of the entire complex. Therefore, the delivery has only the minimum required data. Auxiliary data will be generated during the installation and running of the sample.</text:p>
      <text:h text:style-name="Heading_20_1" text:outline-level="1"><text:bookmark-start text:name="__RefHeading___Toc16512_2430043454"/>Preparation of the example.<text:bookmark-end text:name="__RefHeading___Toc16512_2430043454"/></text:h>
      <text:p text:style-name="Standard">We copy the distribution kit on our computer. For all programs to set the right executable:</text:p>
      <text:p text:style-name="Standard"/>
      <text:p text:style-name="P1">mshclnt, mshmonc, mshsrv, mshdbout, mshmrun, mshmtovm, mshvmrun.</text:p>
      <text:p text:style-name="P1"/>
      <text:p text:style-name="Standard">The distribution will be directories:</text:p>
      <text:p text:style-name="Standard"><text:span text:style-name="T1">Doc</text:span> - contains the documentation, and this document,</text:p>
      <text:p text:style-name="Standard"><text:span text:style-name="T1">lib</text:span> - contains shared libraries</text:p>
      <text:p text:style-name="Standard"><text:span text:style-name="T1">msh_clnt</text:span> - the client part of the example, can serve as a template for your application,</text:p>
      <text:p text:style-name="Standard"><text:span text:style-name="T1">msh_srv</text:span> - the server part of the example, can serve as a template for your application,</text:p>
      <text:p text:style-name="P2"><text:span text:style-name="T1">utl</text:span> - general purpose programs. </text:p>
      <text:p text:style-name="P2">The msh programs are present as source modules. We broadcast them in the specified order. Although it is necessary to observe only one condition: the constants must be translated first, since they are referenced in other programs.</text:p>
      <text:p text:style-name="Standard">&gt; ./<text:span text:style-name="T1">mshmtovm</text:span> sysCstnt</text:p>
      <text:p text:style-name="Standard">&gt; ./<text:span text:style-name="T1">mshmtovm</text:span> sysNetCnst</text:p>
      <text:p text:style-name="Standard">&gt; ./<text:span text:style-name="T1">mshmtovm</text:span> sysWinCnst</text:p>
      <text:p text:style-name="Standard">Then the remaining programs:</text:p>
      <text:p text:style-name="Standard">&gt; ./<text:span text:style-name="T1">mshmtovm</text:span> byxSrvDkData</text:p>
      <text:p text:style-name="Standard">&gt; ./<text:span text:style-name="T1">mshmtovm</text:span> byxSrvDkList</text:p>
      <text:p text:style-name="Standard">&gt; ./<text:span text:style-name="T1">mshmtovm</text:span> sysNetUs<text:span text:style-name="T7">e</text:span>r</text:p>
      <text:p text:style-name="Standard">&gt; ./<text:span text:style-name="T1">mshmtovm</text:span> byxUsrUI</text:p>
      <text:p text:style-name="Standard"/>
      <text:p text:style-name="Standard">The translation should go without errors and as a result, the mvm directory will appear, containing the translated pi codes of the msh virtual machine. The termination code must be err = 0.</text:p>
      <text:p text:style-name="Standard">We create data for an example by executing the byxSrvData program.</text:p>
      <text:p text:style-name="Standard"/>
      <text:p text:style-name="Standard"><text:soft-page-break/>&gt; ./<text:span text:style-name="T1">mshvmrun</text:span> byxSrvDkData</text:p>
      <text:p text:style-name="Standard"/>
      <text:p text:style-name="Standard">The <text:span text:style-name="T1">dbg</text:span> directory appears. Where there will be a global example ^d1.</text:p>
      <text:p text:style-name="Standard"/>
      <text:h text:style-name="Heading_20_1" text:outline-level="1"><text:bookmark-start text:name="__RefHeading___Toc16514_2430043454"/>Deploy server.<text:bookmark-end text:name="__RefHeading___Toc16514_2430043454"/></text:h>
      <text:p text:style-name="Standard">The server is located in the <text:span text:style-name="T1">msh_srv</text:span> directory, copying the subdirectories there:</text:p>
      <text:p text:style-name="Standard">mvm/byxSrv/byxSrvDkList</text:p>
      <text:p text:style-name="Standard"><text:s/>and</text:p>
      <text:p text:style-name="Standard">mvm/sysNet/sysNetUser</text:p>
      <text:p text:style-name="Standard">Copy the <text:span text:style-name="T1">dbg</text:span> directory data. Directory structure must be maintained.</text:p>
      <text:p text:style-name="Standard">If everything is done correctly, then you can start the server.</text:p>
      <text:p text:style-name="Standard"/>
      <text:p text:style-name="Standard">&gt; ./<text:span text:style-name="T1">mshsrv</text:span></text:p>
      <text:p text:style-name="Standard">Server settings are in the configuration file in the <text:span text:style-name="T1">ini</text:span> directory.</text:p>
      <text:h text:style-name="Heading_20_1" text:outline-level="1"><text:bookmark-start text:name="__RefHeading___Toc16516_2430043454"/>Deploy the client.<text:bookmark-end text:name="__RefHeading___Toc16516_2430043454"/></text:h>
      <text:p text:style-name="Standard">The client is located in the msh_clnt directory, copying the subdirectories there:</text:p>
      <text:p text:style-name="Standard">mvm/byxUsr/byxUsrUI</text:p>
      <text:p text:style-name="Standard"><text:s/>and</text:p>
      <text:p text:style-name="Standard"><text:s/>mvm/sysNet/sysNetUser</text:p>
      <text:p text:style-name="Standard">The client can be started with the command:</text:p>
      <text:p text:style-name="Standard">&gt; sh Clnt.sh</text:p>
      <text:p text:style-name="Standard"/>
      <text:h text:style-name="Heading_20_1" text:outline-level="1"><text:bookmark-start text:name="__RefHeading___Toc16518_2430043454"/>Run an example.<text:bookmark-end text:name="__RefHeading___Toc16518_2430043454"/></text:h>
      <text:p text:style-name="Standard">Go back to the <text:span text:style-name="T1">msh_</text:span><text:span text:style-name="T2">s</text:span><text:span text:style-name="T1">rv</text:span> directory.</text:p>
      <text:p text:style-name="Standard">&gt; ./<text:span text:style-name="T1">mshsrv</text:span></text:p>
      <text:p text:style-name="Standard">The server should start and hang on execution.</text:p>
      <text:p text:style-name="Standard">Go to the <text:span text:style-name="T1">msh_</text:span><text:span text:style-name="T2">c</text:span><text:span text:style-name="T1">lnt</text:span> directory. Moving to another workplace in the OS. We start the client.</text:p>
      <text:p text:style-name="Standard">&gt; sh Clnt.sh</text:p>
      <text:p text:style-name="Standard">An example window should appear. Set the current date 2017.03.02 go to the documents and select the type of documents BP Bank arrival. You can open this section and should see the headers of the documents. The documents themselves in the example are missing. Close the application. The server remains open. To manage the server, use the mshmonc program. We open another workplace and return to the <text:span text:style-name="T1">msh_srv</text:span> directory. We start the server monitor.</text:p>
      <text:p text:style-name="Standard">./<text:span text:style-name="T1">mshmonc</text:span></text:p>
      <text:p text:style-name="Standard">A monitor window appears from which you can control the server. Including stop it.</text:p>
      <text:h text:style-name="Heading_20_1" text:outline-level="1"><text:bookmark-start text:name="__RefHeading___Toc16520_2430043454"/>Parsing an example.<text:bookmark-end text:name="__RefHeading___Toc16520_2430043454"/></text:h>
      <text:p text:style-name="Standard">Now let's try to figure out how it all works. The basic settings of this example, both server and client, are concentrated in ini files.</text:p>
      <text:p text:style-name="Standard">Let's start with the server.</text:p>
      <text:h text:style-name="Heading_20_1" text:outline-level="1"><text:bookmark-start text:name="__RefHeading___Toc16522_2430043454"/>Server.<text:bookmark-end text:name="__RefHeading___Toc16522_2430043454"/></text:h>
      <text:p text:style-name="Standard">Server settings are stored in the <text:span text:style-name="T1">./ini/mapPipe.ini</text:span> file</text:p>
      <text:p text:style-name="Standard">// --- Server ports ---</text:p>
      <text:p text:style-name="Standard">0sup = 61960;</text:p>
      <text:p text:style-name="Standard"><text:soft-page-break/>// 1msh = 61962;</text:p>
      <text:p text:style-name="Standard">// 2vmm = 61964;</text:p>
      <text:p text:style-name="Standard">// 3pim = 61966;</text:p>
      <text:p text:style-name="Standard">4usr = 61970 &lt;GT&gt; sysNetUser;</text:p>
      <text:p text:style-name="Standard">// 4usr = 61972 &lt;GT&gt; sysNetUser;</text:p>
      <text:p text:style-name="Standard">Lines beginning with // are comments and are given only to demonstrate the capabilities of the server. The first numeric character in the string indicates the type of server being started. In general, any number of servers can be running, including one type. Behind the figure is the text identification of the server, it is not processed and serves only for explanation. After the = sign, the server port on which incoming messages are received is indicated, the output message stream is transmitted through the same port. Ports naturally can not be repeated.</text:p>
      <text:p text:style-name="Standard"/>
      <text:p text:style-name="Standard">0sup = 61960; - start the server that will manage all servers, with its help you can complete the program, start and stop individual servers. Through this port, the control monitor <text:span text:style-name="T1">mshmonc</text:span>.</text:p>
      <text:p text:style-name="Standard"/>
      <text:p text:style-name="Standard">1msh = 61962; - the server whose input stream represents msh commands that are executed by the server.</text:p>
      <text:p text:style-name="Standard"/>
      <text:p text:style-name="Standard">2vmm = 61964; - the server whose input stream represents the virtual machine commands that are executed by the server.</text:p>
      <text:p text:style-name="Standard"/>
      <text:p text:style-name="Standard">3pim = 61966; - the input stream of which is the entry point into the msh program. The program itself must be present in the translated form.</text:p>
      <text:p text:style-name="Standard"/>
      <text:p text:style-name="Standard">4usr = 61970&lt;GT&gt;sysNetUser; - the server processes the input stream of user messages. The input stream is passed to the user program sysNetUser as a stack of arguments. The program name can be any. This program must be present as a VM code in the <text:span text:style-name="T1">./mvm/sysNet</text:span> directory.</text:p>
      <text:p text:style-name="Standard"/>
      <text:p text:style-name="Standard">This example works through this program. It is present as a module in the <text:span text:style-name="T1">msh</text:span> language and contains detailed comments. This program is quite universal and can be used to build various applications, but we must adhere to its message protocol. Consider the server message protocol.</text:p>
      <text:p text:style-name="Standard"/>
      <text:p text:style-name="Standard">CsysfrRou (\ n), CsysfrPole (\ t), CsysfrCom (=), CsysfrInd (,), CsysfrCol (:)</text:p>
      <text:p text:style-name="Standard"/>
      <text:p text:style-name="Standard">The first character of the message specifies its type:</text:p>
      <text:p text:style-name="Standard"/>
      <text:p text:style-name="Standard">CnetcomInit (I) - object initialization,</text:p>
      <text:p text:style-name="Standard"/>
      <text:p text:style-name="Standard">CnetcomValue (V) - forms the tree us [&lt;object name&gt;, &lt;attribute name&gt;],</text:p>
      <text:p text:style-name="Standard"><text:s text:c="2"/>&lt;Type&gt; &lt;object name&gt; CsysfrRou &lt;Message&gt;</text:p>
      <text:p text:style-name="Standard">A message consists of fields separated by the symbol CsysfrPole.</text:p>
      <text:p text:style-name="Standard"><text:s/>The partition is divided into 2 parts by the symbol CsysfrCom.</text:p>
      <text:p text:style-name="Standard"><text:s/>fields of this type are: &lt;attribute name&gt; CsysfrCom &lt;value&gt;</text:p>
      <text:p text:style-name="Standard"/>
      <text:p text:style-name="Standard">CnetcomSet (S) - write object attribute, the message has the form:</text:p>
      <text:p text:style-name="Standard"><text:s text:c="2"/>&lt;Type&gt; &lt;form name&gt; CsysfrInd &lt;object name&gt; CsysfrInd &lt;Attribute&gt; CsysfrRou &lt;value&gt;</text:p>
      <text:p text:style-name="Standard"><text:s/>Attribute when referring to a table field contains &lt;String No.&gt; &lt;Count No.&gt;</text:p>
      <text:p text:style-name="Standard"/>
      <text:p text:style-name="Standard">CnetcomGet (s) - read Attribute of object, the message looks like:</text:p>
      <text:p text:style-name="Standard"><text:s text:c="2"/>&lt;Type&gt; &lt;form name&gt; CsysfrInd &lt;object name&gt; CsysfrInd &lt;Attribute&gt;</text:p>
      <text:p text:style-name="Standard"/>
      <text:p text:style-name="Standard">CnetcomFocusSet (F) - set focus on an object,</text:p>
      <text:p text:style-name="Standard"><text:soft-page-break/></text:p>
      <text:p text:style-name="Standard">CnetcomFocusGet (f) - whether the focus is on the object.</text:p>
      <text:p text:style-name="Standard"/>
      <text:p text:style-name="Standard">The binding to the specifics of the application is done through the <text:span text:style-name="T1">get</text:span> and <text:span text:style-name="T1">set</text:span> methods of the object name transmitted in the <text:span text:style-name="T1">CnetcomGet</text:span> and <text:span text:style-name="T1">CnetcomSet</text:span> commands. In this example, the <text:span text:style-name="T1">byxDkList</text:span> object is used. This module contains the specifics of the application associated with the window named <text:span text:style-name="T1">byxDkList</text:span>. In this example, only the <text:span text:style-name="T1">get</text:span> method is involved. It implements the output to the client list of documents. Depending on the request, the entire list of documents is sent to the client, or one line corresponding to the title of a specific document, or a specific field of the document title. In <text:span text:style-name="T1">byxDkList.get</text:span> this logic is implemented. In the general case, the <text:span text:style-name="T1">get</text:span> method should generate an output stream in the output buffer <text:span text:style-name="T1">B$ </text:span>.</text:p>
      <text:p text:style-name="Standard"/>
      <text:p text:style-name="P4">// 5usrWWW = 61974 &lt;GT&gt; sysNetWWW; - the server communicates with the browser.</text:p>
      <text:p text:style-name="P4"><text:s/>The input stream is passed to the sysNetWWW user program as a stack of arguments. The message parameters are passed to the program via the variable A[ ]. the index is the name of the parameter, the value of the variable is the value of the parameter. The program name can be any. This program should be present as a VM code in the directory <text:span text:style-name="T1">./mvm/sysWWW </text:span></text:p>
      <text:h text:style-name="Heading_20_1" text:outline-level="1">C<text:span text:style-name="T4">lient</text:span>.</text:h>
      <text:p text:style-name="Standard">The client is implemented as a GUI application using the GTK + 3.0 window components. It is assumed that the application can be configured to different spoken languages. Therefore, all text strings are in ini files, and not placed in the attributes of window components, although this option can be implemented. Consider <text:span text:style-name="T1">ini</text:span>.</text:p>
      <text:p text:style-name="Standard">The file <text:span text:style-name="T1">byxCfg.ini</text:span> This is the application configuration file. The width and height parameters set the size of the main window. The Srv parameter sets the server’s IP address and port.</text:p>
      <text:p text:style-name="Standard">width = 800;</text:p>
      <text:p text:style-name="Standard">height = 600;</text:p>
      <text:p text:style-name="Standard">Srv = 127.0.0.1: 61970;</text:p>
      <text:p text:style-name="Standard"/>
      <text:p text:style-name="Standard">The file <text:span text:style-name="T1">byxData.ini</text:span> sets the current date.</text:p>
      <text:p text:style-name="Standard">0dt = 2017.03.02;</text:p>
      <text:p text:style-name="Standard"/>
      <text:p text:style-name="Standard">The file <text:span text:style-name="T1">byxPar.ini</text:span> sets the parameters of the client location.</text:p>
      <text:p text:style-name="Standard">kodOrg = 1;</text:p>
      <text:p text:style-name="Standard">nameOrg = crate;</text:p>
      <text:p text:style-name="Standard">kodRm = BC;</text:p>
      <text:p text:style-name="Standard">nameRm = Accountant;</text:p>
      <text:p text:style-name="Standard">kodLg = RU;</text:p>
      <text:p text:style-name="Standard">kodOrg - organization code</text:p>
      <text:p text:style-name="Standard">nameOrg - Organization Name,</text:p>
      <text:p text:style-name="Standard">kodRm - code of the workplace</text:p>
      <text:p text:style-name="Standard">nameRm - name of the workplace</text:p>
      <text:p text:style-name="Standard">kodLg is the spoken language used in the workplace.</text:p>
      <text:p text:style-name="Standard"/>
      <text:p text:style-name="Standard">The remaining files implement language settings.</text:p>
      <text:p text:style-name="Standard"/>
      <text:p text:style-name="Standard">The file <text:span text:style-name="T3">b</text:span><text:span text:style-name="T1">yxHeder.ini</text:span> contains the text attributes of the window components.</text:p>
      <text:p text:style-name="Standard"/>
      <text:p text:style-name="Standard">mn = Accounting Step (2017.04);</text:p>
      <text:p text:style-name="Standard">0dk = Documents;</text:p>
      <text:p text:style-name="Standard">0wf = Reports;</text:p>
      <text:p text:style-name="Standard"><text:soft-page-break/>0kl = Classifiers;</text:p>
      <text:p text:style-name="Standard">0pr = Parameters;</text:p>
      <text:p text:style-name="Standard">0err = Error message;</text:p>
      <text:p text:style-name="Standard">byxDk = Type Description Qty. Prov .;</text:p>
      <text:p text:style-name="Standard">byxWf = Type Name;</text:p>
      <text:p text:style-name="Standard">byxKl = Type Name;</text:p>
      <text:p text:style-name="Standard">byxDkList = # Document/<text:span text:style-name="T5">t</text:span>Date/<text:span text:style-name="T5">t</text:span>Name/<text:span text:style-name="T5">t</text:span>Amount/<text:span text:style-name="T5">t</text:span>Changed;</text:p>
      <text:p text:style-name="Standard"/>
      <text:p text:style-name="Standard">The left part of the line from the symbol = specifies the name of the window component, the right content of this component. Fields are separated by a horizontal tab character / t.</text:p>
      <text:p text:style-name="Standard"/>
      <text:p text:style-name="Standard">The file <text:span text:style-name="T1">byxMenu.ini</text:span> contains the workbench menu.</text:p>
      <text:p text:style-name="Standard"/>
      <text:p text:style-name="Standard">byxDk = &lt;B Bank &lt;BP Bank Parish</text:p>
      <text:p text:style-name="Standard">BR Bank Expense</text:p>
      <text:p text:style-name="Standard">BU Currency Parish</text:p>
      <text:p text:style-name="Standard">BW Currency consumption</text:p>
      <text:p text:style-name="Standard">BX Payment Order</text:p>
      <text:p text:style-name="Standard">BY Application for Translation</text:p>
      <text:p text:style-name="Standard">BZ Order with a list&gt; D Debtors-Creditors &lt;DR Implementation of works</text:p>
      <text:p text:style-name="Standard">DY Contractor Services&gt; K Cash Desk &lt;KP Parish</text:p>
      <text:p text:style-name="Standard">KR Consumption</text:p>
      <text:p text:style-name="Standard">KX Currency Arrival</text:p>
      <text:p text:style-name="Standard">KZ Foreign exchange expense&gt; M Materials-Goods &lt;ML Realization of goods</text:p>
      <text:p text:style-name="Standard">MP Coming materials</text:p>
      <text:p text:style-name="Standard">MR Consumption</text:p>
      <text:p text:style-name="Standard">MT Additional materials</text:p>
      <text:p text:style-name="Standard">MV Internal Material Transfer&gt; N Taxes &lt;NE Social Tax-Social Insurance</text:p>
      <text:p text:style-name="Standard">NO Additional taxes&gt; O Fixed assets &lt;OP Receipt</text:p>
      <text:p text:style-name="Standard">OR Write off</text:p>
      <text:p text:style-name="Standard">Ot advance assessment</text:p>
      <text:p text:style-name="Standard">OV Internal Move</text:p>
      <text:p text:style-name="Standard">OZ depreciation&gt; Z Salary &lt;ZB Table</text:p>
      <text:p text:style-name="Standard">ZD Holiday</text:p>
      <text:p text:style-name="Standard">ZE Average</text:p>
      <text:p text:style-name="Standard">ZP Hold</text:p>
      <text:p text:style-name="Standard">ZV Deduction to APF</text:p>
      <text:p text:style-name="Standard">ZY Income tax &gt;&gt;;</text:p>
      <text:p text:style-name="Standard"/>
      <text:p text:style-name="Standard">byxWf = &lt;B Bank and Cash Desk &lt;BA Registry at the Cash Desk</text:p>
      <text:p text:style-name="Standard">BB registry by Bank</text:p>
      <text:p text:style-name="Standard">BS Journal of Cash Orders</text:p>
      <text:p text:style-name="Standard">BX Turnaround&gt; D Counterparties &lt;DA Remains</text:p>
      <text:p text:style-name="Standard">DB Turnaround</text:p>
      <text:p text:style-name="Standard">DD act of mutual settlements &gt;&gt;;</text:p>
      <text:p text:style-name="Standard"/>
      <text:p text:style-name="Standard">byxKl = &lt;d Debtors-Lenders</text:p>
      <text:p text:style-name="Standard">t Staff numbers</text:p>
      <text:p text:style-name="Standard">m Materials</text:p>
      <text:p text:style-name="Standard">i Fixed assets</text:p>
      <text:p text:style-name="Standard">b Balance accounts</text:p>
      <text:p text:style-name="Standard">v Currencies</text:p>
      <text:p text:style-name="Standard"><text:soft-page-break/>s Lists</text:p>
      <text:p text:style-name="Standard">z Accruals</text:p>
      <text:p text:style-name="Standard">g Schedules working days&gt;;</text:p>
      <text:p text:style-name="Standard"/>
      <text:p text:style-name="P3">On the content of these files, I think no explanation is required. But more detail to consider the structure of the right side is necessary. In the simplest case, the value of the component can be a simple text field. If the component is a table or a tree, then it is more difficult to describe the content. Both of these components have a title.</text:p>
      <text:p text:style-name="P3"/>
      <text:p text:style-name="P3"><text:s/>Header example:</text:p>
      <text:p text:style-name="Standard">Type<text:span text:style-name="T6">\t</text:span>Name\ tNumber<text:span text:style-name="T6">\</text:span> tProv.</text:p>
      <text:p text:style-name="Standard"><text:s/>Fields are separated by \ t.</text:p>
      <text:p text:style-name="Standard">Example of table contents:</text:p>
      <text:p text:style-name="Standard">d\ tDebtors-Lenders\nt\tTable numbers\nm\tMaterials</text:p>
      <text:p text:style-name="Standard">the rows of the table are separated by the \n character, and the fields within the line are separated by the \t character.</text:p>
      <text:p text:style-name="Standard"/>
      <text:p text:style-name="Standard"><text:s/>Example of tree contents:</text:p>
      <text:p text:style-name="Standard">&lt;B\tBank and Cash Desk &lt;BA\tRegistry Cash Desk\nBB\tBank Registry\nBS\t Journal of Cash Orders\nBX\tDrafting&gt;D\tContractors&lt;DA\tReducing\nDB\tDisplaying\nDD\tact of mutual settlements &gt;&gt;</text:p>
      <text:p text:style-name="Standard">The tree hierarchy is implemented using &lt;&gt; characters.</text:p>
      <text:p text:style-name="Standard"/>
      <text:p text:style-name="Standard">The client is started by the command:</text:p>
      <text:p text:style-name="Standard">&gt; sh Clnt.sh</text:p>
      <text:p text:style-name="Standard"/>
      <text:p text:style-name="Standard">See comments in the module.</text:p>
      <text:p text:style-name="Standard"><text:s/>Comments in the module should be enough. To better understand the client part, you must at least be superficially familiar with GTK + 3.0 on the basis of which the window system is built.</text:p>
      <text:p text:style-name="Standard"/>
      <text:p text:style-name="Standard">The overall functioning of the client.</text:p>
      <text:p text:style-name="Standard"/>
      <text:p text:style-name="Standard">When the application starts, it reads <text:span text:style-name="T1">ini</text:span> files and builds the initial interface on them.The client parameters are sent to the server. The server does not return a response. Formed labels and user menu. When you select a document type and press the list getting button, an asynchronous request is sent to the server. The server responds by sending a list of document head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0:34:33.237734760</meta:creation-date>
    <dc:date>2019-06-20T17:07:06.461617151</dc:date>
    <meta:editing-duration>PT37M25S</meta:editing-duration>
    <meta:editing-cycles>13</meta:editing-cycles>
    <meta:generator>LibreOffice/6.1.3.2$Linux_X86_64 LibreOffice_project/10$Build-2</meta:generator>
    <meta:document-statistic meta:table-count="0" meta:image-count="1" meta:object-count="0" meta:page-count="6" meta:paragraph-count="183" meta:word-count="1864" meta:character-count="11186" meta:non-whitespace-character-count="9486"/>
  </office:meta>
</office:document-meta>
</file>